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co1" style:family="table-column">
      <style:table-column-properties fo:break-before="auto" style:column-width="1.2429in"/>
    </style:style>
    <style:style style:name="co2" style:family="table-column">
      <style:table-column-properties fo:break-before="auto" style:column-width="3.3665in"/>
    </style:style>
    <style:style style:name="co3" style:family="table-column">
      <style:table-column-properties fo:break-before="auto" style:column-width="0.9752in"/>
    </style:style>
    <style:style style:name="co4" style:family="table-column">
      <style:table-column-properties fo:break-before="auto" style:column-width="18.8165in"/>
    </style:style>
    <style:style style:name="co5" style:family="table-column">
      <style:table-column-properties fo:break-before="auto" style:column-width="6.261in"/>
    </style:style>
    <style:style style:name="co6" style:family="table-column">
      <style:table-column-properties fo:break-before="auto" style:column-width="10.936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122">
      <style:table-cell-properties style:text-align-source="fix" style:repeat-content="false"/>
      <style:paragraph-properties fo:text-align="start" fo:margin-left="0in"/>
      <style:text-properties fo:font-weight="bold" style:font-weight-asian="bold" style:font-weight-complex="bold"/>
    </style:style>
    <style:style style:name="ce2" style:family="table-cell" style:parent-style-name="Default" style:data-style-name="N122">
      <style:table-cell-properties style:text-align-source="fix" style:repeat-content="false"/>
      <style:paragraph-properties fo:text-align="start" fo:margin-left="0in"/>
    </style:style>
    <style:style style:name="ce3" style:family="table-cell" style:parent-style-name="Default" style:data-style-name="N123">
      <style:table-cell-properties style:text-align-source="fix" style:repeat-content="false"/>
      <style:paragraph-properties fo:text-align="start" fo:margin-left="0in"/>
    </style:style>
    <style:style style:name="ce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in"/>
    </style:style>
    <style:style style:name="ce6" style:family="table-cell" style:parent-style-name="Default" style:data-style-name="N84">
      <style:table-cell-properties style:text-align-source="fix" style:repeat-content="false"/>
      <style:paragraph-properties fo:text-align="start" fo:margin-left="0in"/>
      <style:text-properties fo:font-weight="bold" style:font-weight-asian="bold" style:font-weight-complex="bold"/>
    </style:style>
    <style:style style:name="ce7" style:family="table-cell" style:parent-style-name="Default" style:data-style-name="N84">
      <style:table-cell-properties style:text-align-source="fix" style:repeat-content="false"/>
      <style:paragraph-properties fo:text-align="start" fo:margin-left="0in"/>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5"/>
        <table:table-column table:style-name="co6" table:default-cell-style-name="ce5"/>
        <table:table-column table:style-name="co7" table:number-columns-repeated="1018" table:default-cell-style-name="ce5"/>
        <table:table-row table:style-name="ro1">
          <table:table-cell table:style-name="ce1" office:value-type="string" calcext:value-type="string">
            <text:p>Episode Number</text:p>
          </table:table-cell>
          <table:table-cell table:style-name="ce4" office:value-type="string" calcext:value-type="string">
            <text:p>Episode URL</text:p>
          </table:table-cell>
          <table:table-cell table:style-name="ce6" office:value-type="string" calcext:value-type="string">
            <text:p>Release Date</text:p>
          </table:table-cell>
          <table:table-cell table:style-name="ce4" office:value-type="string" calcext:value-type="string">
            <text:p>Episode Description</text:p>
          </table:table-cell>
          <table:table-cell table:style-name="ce4" office:value-type="string" calcext:value-type="string">
            <text:p>Runs Linux</text:p>
          </table:table-cell>
          <table:table-cell table:style-name="ce4" office:value-type="string" calcext:value-type="string">
            <text:p>Runs Linux URL</text:p>
          </table:table-cell>
          <table:table-cell table:style-name="ce4" table:number-columns-repeated="1018"/>
        </table:table-row>
        <table:table-row table:style-name="ro1">
          <table:table-cell office:value-type="float" office:value="1" calcext:value-type="float">
            <text:p>001</text:p>
          </table:table-cell>
          <table:table-cell office:value-type="string" calcext:value-type="string">
            <text:p>https://archive.org/details/LinuxActionShowArchive01</text:p>
          </table:table-cell>
          <table:table-cell office:value-type="date" office:date-value="2006-06-10" calcext:value-type="date">
            <text:p>2006-06-10</text:p>
          </table:table-cell>
          <table:table-cell table:style-name="Default" office:value-type="string" calcext:value-type="string">
            <text:p>Ubuntu 6.04 Dapper Drake release, One Laptop Per Child project, upcoming Suse Linux Enterprise Desktop 10 release, Dell claims 25% of their servers run Linux, which distro has the biggest market share?</text:p>
          </table:table-cell>
          <table:table-cell office:value-type="string" calcext:value-type="string">
            <text:p>TiVo</text:p>
          </table:table-cell>
          <table:table-cell office:value-type="string" calcext:value-type="string">
            <text:p>http://www.tivo.com/</text:p>
          </table:table-cell>
          <table:table-cell table:number-columns-repeated="1018"/>
        </table:table-row>
        <table:table-row table:style-name="ro1">
          <table:table-cell office:value-type="float" office:value="2" calcext:value-type="float">
            <text:p>002</text:p>
          </table:table-cell>
          <table:table-cell office:value-type="string" calcext:value-type="string">
            <text:p>https://archive.org/details/LinuxActionShowArchive01</text:p>
          </table:table-cell>
          <table:table-cell office:value-type="date" office:date-value="2006-06-18" calcext:value-type="date">
            <text:p>2006-06-18</text:p>
          </table:table-cell>
          <table:table-cell office:value-type="string" calcext:value-type="string">
            <text:p>Major cellphone manufacturers collaborate to build an open source Linux-based platform for the mobile industry, Chrisitan Science Monitor switches to open source software, review of open source first-person shooter games, Ethereal changes its name, Google releases Linux native Google Earth Client</text:p>
          </table:table-cell>
          <table:table-cell office:value-type="string" calcext:value-type="string">
            <text:p>HP iPAQ</text:p>
          </table:table-cell>
          <table:table-cell office:value-type="string" calcext:value-type="string">
            <text:p>https://en.wikipedia.org/wiki/IPAQ</text:p>
          </table:table-cell>
          <table:table-cell table:number-columns-repeated="1018"/>
        </table:table-row>
        <table:table-row table:style-name="ro1">
          <table:table-cell office:value-type="float" office:value="3" calcext:value-type="float">
            <text:p>003</text:p>
          </table:table-cell>
          <table:table-cell office:value-type="string" calcext:value-type="string">
            <text:p>https://archive.org/details/LinuxActionShowArchive01</text:p>
          </table:table-cell>
          <table:table-cell office:value-type="date" office:date-value="2006-06-25" calcext:value-type="date">
            <text:p>2006-06-25</text:p>
          </table:table-cell>
          <table:table-cell office:value-type="string" calcext:value-type="string">
            <text:p>Fedora Core 6 announces support for Intel-based Macintosh, Novel delays SLES and SLED 10, tools for beginning developers, ideas for setting up a public desktop, Mondo Rescue, Xandros 4</text:p>
          </table:table-cell>
          <table:table-cell office:value-type="string" calcext:value-type="string">
            <text:p>Chris' DVD Player</text:p>
          </table:table-cell>
          <table:table-cell table:number-columns-repeated="1019"/>
        </table:table-row>
        <table:table-row table:style-name="ro1">
          <table:table-cell office:value-type="float" office:value="4" calcext:value-type="float">
            <text:p>004</text:p>
          </table:table-cell>
          <table:table-cell office:value-type="string" calcext:value-type="string">
            <text:p>https://archive.org/details/LinuxActionShowArchive01</text:p>
          </table:table-cell>
          <table:table-cell office:value-type="date" office:date-value="2006-07-02" calcext:value-type="date">
            <text:p>2006-07-02</text:p>
          </table:table-cell>
          <table:table-cell table:style-name="Default" office:value-type="string" calcext:value-type="string">
            <text:p>The week's top Linux news stories, open source firewall round-up, mini review of SLED 10 Beta, listener recommended developer tools, listener feedback</text:p>
          </table:table-cell>
          <table:table-cell office:value-type="string" calcext:value-type="string">
            <text:p>Chris' iPod</text:p>
          </table:table-cell>
          <table:table-cell office:value-type="string" calcext:value-type="string">
            <text:p>https://en.wikipedia.org/wiki/IPod</text:p>
          </table:table-cell>
          <table:table-cell table:number-columns-repeated="1018"/>
        </table:table-row>
        <table:table-row table:style-name="ro1">
          <table:table-cell office:value-type="float" office:value="5" calcext:value-type="float">
            <text:p>005</text:p>
          </table:table-cell>
          <table:table-cell office:value-type="string" calcext:value-type="string">
            <text:p>https://archive.org/details/LinuxActionShowArchive01</text:p>
          </table:table-cell>
          <table:table-cell office:value-type="date" office:date-value="2006-07-09" calcext:value-type="date">
            <text:p>2006-07-09</text:p>
          </table:table-cell>
          <table:table-cell office:value-type="string" calcext:value-type="string">
            <text:p>The week's top Linux news stories, spend a week in KDE, Ubuntu gets a commercial software repo, Xandros requires activation</text:p>
          </table:table-cell>
          <table:table-cell office:value-type="string" calcext:value-type="string">
            <text:p>Chris' secret underground satellite control base</text:p>
          </table:table-cell>
          <table:table-cell table:number-columns-repeated="1019"/>
        </table:table-row>
        <table:table-row table:style-name="ro1">
          <table:table-cell office:value-type="float" office:value="6" calcext:value-type="float">
            <text:p>006</text:p>
          </table:table-cell>
          <table:table-cell office:value-type="string" calcext:value-type="string">
            <text:p>https://archive.org/details/LinuxActionShowArchive01</text:p>
          </table:table-cell>
          <table:table-cell office:value-type="date" office:date-value="2006-07-16" calcext:value-type="date">
            <text:p>2006-07-16</text:p>
          </table:table-cell>
          <table:table-cell office:value-type="string" calcext:value-type="string">
            <text:p>The week's top Linux news stories, XGL, AIGLX, Compiz, AmanithVG, OpenVG, Listener feedback </text:p>
          </table:table-cell>
          <table:table-cell office:value-type="string" calcext:value-type="string">
            <text:p>Comanche Helicopter</text:p>
          </table:table-cell>
          <table:table-cell office:value-type="string" calcext:value-type="string">
            <text:p>https://en.wikipedia.org/wiki/Boeing-Sikorsky_RAH-66_Comanche</text:p>
          </table:table-cell>
          <table:table-cell table:number-columns-repeated="1018"/>
        </table:table-row>
        <table:table-row table:style-name="ro1">
          <table:table-cell office:value-type="float" office:value="7" calcext:value-type="float">
            <text:p>007</text:p>
          </table:table-cell>
          <table:table-cell office:value-type="string" calcext:value-type="string">
            <text:p>https://archive.org/details/LinuxActionShowArchive01</text:p>
          </table:table-cell>
          <table:table-cell office:value-type="date" office:date-value="2006-07-23" calcext:value-type="date">
            <text:p>2006-07-23</text:p>
          </table:table-cell>
          <table:table-cell office:value-type="string" calcext:value-type="string">
            <text:p>Is there no hope for Flash under Linux?, Debian gives update on release schedule, Blender's new release, SLES and SLED 10 release, Dream Linux, discussion on switching from Mac OS X to Linux</text:p>
          </table:table-cell>
          <table:table-cell office:value-type="string" calcext:value-type="string">
            <text:p>Cheap, open, customizable robot from France</text:p>
          </table:table-cell>
          <table:table-cell table:number-columns-repeated="1019"/>
        </table:table-row>
        <table:table-row table:style-name="ro1">
          <table:table-cell office:value-type="float" office:value="8" calcext:value-type="float">
            <text:p>008</text:p>
          </table:table-cell>
          <table:table-cell office:value-type="string" calcext:value-type="string">
            <text:p>https://archive.org/details/LinuxActionShowArchive01</text:p>
          </table:table-cell>
          <table:table-cell office:value-type="date" office:date-value="2006-07-30" calcext:value-type="date">
            <text:p>2006-07-30</text:p>
          </table:table-cell>
          <table:table-cell office:value-type="string" calcext:value-type="string">
            <text:p>Google announces their own open source repository, Flash for Linux lives, Mepis 6.0 based on Ubuntu released, wrap up Mac OS X switching discussion, listener feedback</text:p>
          </table:table-cell>
          <table:table-cell office:value-type="string" calcext:value-type="string">
            <text:p>Chris' dual core Intel iMac </text:p>
          </table:table-cell>
          <table:table-cell office:value-type="string" calcext:value-type="string">
            <text:p>https://en.wikipedia.org/wiki/IMac_(Intel-based)</text:p>
          </table:table-cell>
          <table:table-cell table:number-columns-repeated="1018"/>
        </table:table-row>
        <table:table-row table:style-name="ro1">
          <table:table-cell office:value-type="float" office:value="9" calcext:value-type="float">
            <text:p>009</text:p>
          </table:table-cell>
          <table:table-cell office:value-type="string" calcext:value-type="string">
            <text:p>https://archive.org/details/LinuxActionShowArchive01</text:p>
          </table:table-cell>
          <table:table-cell office:value-type="date" office:date-value="2006-08-13" calcext:value-type="date">
            <text:p>2006-08-13</text:p>
          </table:table-cell>
          <table:table-cell office:value-type="string" calcext:value-type="string">
            <text:p>Intel open sources drivers, Apple plays nice with open source, Thinkpads rocking SLED, update for KDE is out, debate technical certifications, listener feedback</text:p>
          </table:table-cell>
          <table:table-cell office:value-type="string" calcext:value-type="string">
            <text:p>Chris' third generation iPod</text:p>
          </table:table-cell>
          <table:table-cell office:value-type="string" calcext:value-type="string">
            <text:p>https://en.wikipedia.org/wiki/IPod#Timeline_of_iPod_models_and_related_products</text:p>
          </table:table-cell>
          <table:table-cell table:number-columns-repeated="1018"/>
        </table:table-row>
        <table:table-row table:style-name="ro1">
          <table:table-cell office:value-type="float" office:value="10" calcext:value-type="float">
            <text:p>010</text:p>
          </table:table-cell>
          <table:table-cell office:value-type="string" calcext:value-type="string">
            <text:p>https://archive.org/details/LinuxActionShowArchive01</text:p>
          </table:table-cell>
          <table:table-cell office:value-type="date" office:date-value="2006-08-20" calcext:value-type="date">
            <text:p>2006-08-20</text:p>
          </table:table-cell>
          <table:table-cell office:value-type="string" calcext:value-type="string">
            <text:p>Indiana schools switch to Linux, RealPlayer to support Windows media on Linux, Ubuntu turns to nuns to help new users, Slackware 11 release nears, HP to offer support for Debian systems, review of commercial gaming on Linux, A Moment in PHP with David, listener feedback</text:p>
          </table:table-cell>
          <table:table-cell office:value-type="string" calcext:value-type="string">
            <text:p>Chris' robotic punch-punch arm</text:p>
          </table:table-cell>
          <table:table-cell table:number-columns-repeated="1019"/>
        </table:table-row>
        <table:table-row table:style-name="ro1">
          <table:table-cell office:value-type="float" office:value="11" calcext:value-type="float">
            <text:p>011</text:p>
          </table:table-cell>
          <table:table-cell office:value-type="string" calcext:value-type="string">
            <text:p>https://archive.org/details/LinuxActionShowArchive01</text:p>
          </table:table-cell>
          <table:table-cell office:value-type="date" office:date-value="2006-08-27" calcext:value-type="date">
            <text:p>2006-08-27</text:p>
          </table:table-cell>
          <table:table-cell office:value-type="string" calcext:value-type="string">
            <text:p>News from Mandriva, KDE's new K Menu, new features in GNOME 2.16, discussion on the Ubuntu update that went very wrong, listener feedback</text:p>
          </table:table-cell>
          <table:table-cell office:value-type="string" calcext:value-type="string">
            <text:p>Chris' HP Pavilion DV6000Z with AMD Dual Core Processor runs Linux very poorly</text:p>
          </table:table-cell>
          <table:table-cell office:value-type="string" calcext:value-type="string">
            <text:p>http://www.notebookreview.com/notebookreview/hp-pavilion-dv6000z-review-pics-specs/</text:p>
          </table:table-cell>
          <table:table-cell table:number-columns-repeated="1018"/>
        </table:table-row>
        <table:table-row table:style-name="ro1">
          <table:table-cell office:value-type="float" office:value="12" calcext:value-type="float">
            <text:p>012</text:p>
          </table:table-cell>
          <table:table-cell office:value-type="string" calcext:value-type="string">
            <text:p>https://archive.org/details/LinuxActionShowArchive01</text:p>
          </table:table-cell>
          <table:table-cell office:value-type="date" office:date-value="2006-09-03" calcext:value-type="date">
            <text:p>2006-09-03</text:p>
          </table:table-cell>
          <table:table-cell office:value-type="string" calcext:value-type="string">
            <text:p>New release of Gentoo, KnoppMyth, NX Server released under GPL, Linspire ditches Click and Run fees, 2006 annual Desktop Linux Survey, Kdevelop vs RealBasic, solutions for working with data under Linux</text:p>
          </table:table-cell>
          <table:table-cell office:value-type="string" calcext:value-type="string">
            <text:p>Chris' directly attached, cerebral cortex, long term memory storage device</text:p>
          </table:table-cell>
          <table:table-cell table:number-columns-repeated="1019"/>
        </table:table-row>
        <table:table-row table:style-name="ro1">
          <table:table-cell office:value-type="float" office:value="13" calcext:value-type="float">
            <text:p>013</text:p>
          </table:table-cell>
          <table:table-cell office:value-type="string" calcext:value-type="string">
            <text:p>https://archive.org/details/LinuxActionShowArchive01</text:p>
          </table:table-cell>
          <table:table-cell office:value-type="date" office:date-value="2006-09-09" calcext:value-type="date">
            <text:p>2006-09-09</text:p>
          </table:table-cell>
          <table:table-cell office:value-type="string" calcext:value-type="string">
            <text:p>FreeLinuxDiscs.org needs your help, did Freespire tamper with DistroWatch's hit stats?, FreeNAS wins a grand plus, part two of IDE discussion, Linux desktop encryption, listener feedback</text:p>
          </table:table-cell>
          <table:table-cell office:value-type="string" calcext:value-type="string">
            <text:p>System76 Laptops</text:p>
          </table:table-cell>
          <table:table-cell office:value-type="string" calcext:value-type="string">
            <text:p>https://system76.com/</text:p>
          </table:table-cell>
          <table:table-cell table:number-columns-repeated="1018"/>
        </table:table-row>
        <table:table-row table:style-name="ro1">
          <table:table-cell office:value-type="float" office:value="14" calcext:value-type="float">
            <text:p>014</text:p>
          </table:table-cell>
          <table:table-cell office:value-type="string" calcext:value-type="string">
            <text:p>https://archive.org/details/LinuxActionShowArchive01</text:p>
          </table:table-cell>
          <table:table-cell office:value-type="date" office:date-value="2006-09-17" calcext:value-type="date">
            <text:p>2006-09-17</text:p>
          </table:table-cell>
          <table:table-cell office:value-type="string" calcext:value-type="string">
            <text:p>Apple fights Linux's iPod support, Fedora Core 6 testing version released with AIGLX, Adobe Flash 9 for Linux, Ubuntu team to focus on desktop effects, Tom's Hardware reviews MythTV</text:p>
          </table:table-cell>
          <table:table-cell office:value-type="string" calcext:value-type="string">
            <text:p>NASA's test Lunar robot</text:p>
          </table:table-cell>
          <table:table-cell table:number-columns-repeated="1019"/>
        </table:table-row>
        <table:table-row table:style-name="ro1">
          <table:table-cell office:value-type="float" office:value="15" calcext:value-type="float">
            <text:p>015</text:p>
          </table:table-cell>
          <table:table-cell office:value-type="string" calcext:value-type="string">
            <text:p>https://archive.org/details/LinuxActionShowArchive01</text:p>
          </table:table-cell>
          <table:table-cell office:value-type="date" office:date-value="2006-09-24" calcext:value-type="date">
            <text:p>2006-09-24</text:p>
          </table:table-cell>
          <table:table-cell office:value-type="string" calcext:value-type="string">
            <text:p>New Nvidia driver, possible payments for Debian developers, new Linux DVR, fork of Compiz, review of Linux groupware software, new Linux Action Show listener feature</text:p>
          </table:table-cell>
          <table:table-cell office:value-type="string" calcext:value-type="string">
            <text:p>USS Enterprise (LCARS Gnome Theme)</text:p>
          </table:table-cell>
          <table:table-cell office:value-type="string" calcext:value-type="string">
            <text:p>http://gnome-look.org/content/show.php?content=42306</text:p>
          </table:table-cell>
          <table:table-cell table:number-columns-repeated="1018"/>
        </table:table-row>
        <table:table-row table:style-name="ro1">
          <table:table-cell office:value-type="float" office:value="16" calcext:value-type="float">
            <text:p>016</text:p>
          </table:table-cell>
          <table:table-cell office:value-type="string" calcext:value-type="string">
            <text:p>https://archive.org/details/LinuxActionShowArchive01</text:p>
          </table:table-cell>
          <table:table-cell office:value-type="date" office:date-value="2006-10-01" calcext:value-type="date">
            <text:p>2006-10-01</text:p>
          </table:table-cell>
          <table:table-cell office:value-type="string" calcext:value-type="string">
            <text:p>Ubuntu Beta, community-driven bleeding-edge drivers project, Debian's discussion on Firefox, Eric Raymond joins Linspire board, GNOME power manager features, review of Enlightement's live CD eLive, Fedora Core 6 Preview 1 release, listener feedback and listener contest. </text:p>
          </table:table-cell>
          <table:table-cell office:value-type="string" calcext:value-type="string">
            <text:p>The hot stripper girl from the TV series "Heroes"</text:p>
          </table:table-cell>
          <table:table-cell office:value-type="string" calcext:value-type="string">
            <text:p>http://heroes.wikia.com/wiki/Niki_Sanders</text:p>
          </table:table-cell>
          <table:table-cell table:number-columns-repeated="1018"/>
        </table:table-row>
        <table:table-row table:style-name="ro1">
          <table:table-cell office:value-type="float" office:value="17" calcext:value-type="float">
            <text:p>017</text:p>
          </table:table-cell>
          <table:table-cell office:value-type="string" calcext:value-type="string">
            <text:p>https://archive.org/details/LinuxActionShowArchive01</text:p>
          </table:table-cell>
          <table:table-cell office:value-type="date" office:date-value="2006-10-08" calcext:value-type="date">
            <text:p>2006-10-08</text:p>
          </table:table-cell>
          <table:table-cell office:value-type="string" calcext:value-type="string">
            <text:p>Libraries adding more Linux, the French endorse ODF, Amarok announces Rocktober, openSUSE drops ReiserFS as its default file system, Slackware 11, interview Vice President of RealSoftware, playing World of Warcraft on Linux, listener feedback</text:p>
          </table:table-cell>
          <table:table-cell office:value-type="string" calcext:value-type="string">
            <text:p>Chris' 400Mhz PowerPC G4 iMac</text:p>
          </table:table-cell>
          <table:table-cell office:value-type="string" calcext:value-type="string">
            <text:p><text:a xlink:href="https://en.wikipedia.org/wiki/IMac_G4" xlink:type="simple">https://en.wikipedia.org/wiki/IMac_G4</text:a></text:p>
          </table:table-cell>
          <table:table-cell table:number-columns-repeated="1018"/>
        </table:table-row>
        <table:table-row table:style-name="ro1">
          <table:table-cell office:value-type="float" office:value="18" calcext:value-type="float">
            <text:p>018</text:p>
          </table:table-cell>
          <table:table-cell office:value-type="string" calcext:value-type="string">
            <text:p>https://archive.org/details/LinuxActionShowArchive01</text:p>
          </table:table-cell>
          <table:table-cell office:value-type="date" office:date-value="2006-10-15" calcext:value-type="date">
            <text:p>2006-10-15</text:p>
          </table:table-cell>
          <table:table-cell office:value-type="string" calcext:value-type="string">
            <text:p>EXT4 file system nears release, PC-BSD hack, 10 years of KDE and a new release, Nintendo Wii will run Linux (kind of), part 1 of interview with Aaron Seigo from the KDE project, Chris reviews a week spent with FreeBSD</text:p>
          </table:table-cell>
          <table:table-cell office:value-type="string" calcext:value-type="string">
            <text:p>The crazy guy with stretched earlobes at Guitar Center, and the Nintendo Wii will kinda run Linux</text:p>
          </table:table-cell>
          <table:table-cell table:number-columns-repeated="1019"/>
        </table:table-row>
        <table:table-row table:style-name="ro1">
          <table:table-cell office:value-type="float" office:value="19" calcext:value-type="float">
            <text:p>019</text:p>
          </table:table-cell>
          <table:table-cell office:value-type="string" calcext:value-type="string">
            <text:p>https://archive.org/details/LinuxActionShowArchive01</text:p>
          </table:table-cell>
          <table:table-cell office:value-type="date" office:date-value="2006-10-22" calcext:value-type="date">
            <text:p>2006-10-22</text:p>
          </table:table-cell>
          <table:table-cell office:value-type="string" calcext:value-type="string">
            <text:p>Ten million One Laptop Per Child units in 2008, new version of Beagle Desktop Search is out, Adobe Flash 9 Beta, LaCie Lightscribe, Yellow Dog Linux on Playstation 3, part 2 of interview with Aaron Seigo from the KDE project, discussion on KDE 4, backup solutions, listener feedback</text:p>
          </table:table-cell>
          <table:table-cell office:value-type="string" calcext:value-type="string">
            <text:p>Washington state Post Office</text:p>
          </table:table-cell>
          <table:table-cell table:number-columns-repeated="1019"/>
        </table:table-row>
        <table:table-row table:style-name="ro1">
          <table:table-cell office:value-type="float" office:value="20" calcext:value-type="float">
            <text:p>020</text:p>
          </table:table-cell>
          <table:table-cell office:value-type="string" calcext:value-type="string">
            <text:p>https://archive.org/details/LinuxActionShowArchive01</text:p>
          </table:table-cell>
          <table:table-cell office:value-type="date" office:date-value="2006-10-29" calcext:value-type="date">
            <text:p>2006-10-29</text:p>
          </table:table-cell>
          <table:table-cell office:value-type="string" calcext:value-type="string">
            <text:p>HP says there is money in open source, Novel works with OEMs to pre-install Linux, Sun open sources Java, Ubuntu 6.10 Edgy Eft released, Unbreakable Linux, City of Chicago saves money by switching to Linux, interview with Linspire CEO Kevin Carmony, what it takes to make a popular distro</text:p>
          </table:table-cell>
          <table:table-cell office:value-type="string" calcext:value-type="string">
            <text:p>City of Chicago will soon run Linux</text:p>
          </table:table-cell>
          <table:table-cell office:value-type="string" calcext:value-type="string">
            <text:p>https://fak3r.com/2006/10/27/city-of-chicago-begins-migration-to-linux/</text:p>
          </table:table-cell>
          <table:table-cell table:number-columns-repeated="1018"/>
        </table:table-row>
        <table:table-row table:style-name="ro1">
          <table:table-cell office:value-type="float" office:value="21" calcext:value-type="float">
            <text:p>021</text:p>
          </table:table-cell>
          <table:table-cell office:value-type="string" calcext:value-type="string">
            <text:p>https://archive.org/details/LinuxActionShowArchive01</text:p>
          </table:table-cell>
          <table:table-cell office:value-type="date" office:date-value="2006-11-05" calcext:value-type="date">
            <text:p>2006-11-05</text:p>
          </table:table-cell>
          <table:table-cell office:value-type="string" calcext:value-type="string">
            <text:p>Dell discusses its support for Linux desktops, a Linux-based smart phone in on the way, new Amarok release, Novel-Microsoft partnership, interview with developers from the TVEase Linux-based media center</text:p>
          </table:table-cell>
          <table:table-cell office:value-type="string" calcext:value-type="string">
            <text:p>Memory Alpha</text:p>
          </table:table-cell>
          <table:table-cell office:value-type="string" calcext:value-type="string">
            <text:p>http://en.memory-alpha.org/wiki/Portal:Mainhttp://en.memory-alpha.org/wiki/Portal:Main</text:p>
          </table:table-cell>
          <table:table-cell table:number-columns-repeated="1018"/>
        </table:table-row>
        <table:table-row table:style-name="ro1">
          <table:table-cell office:value-type="float" office:value="22" calcext:value-type="float">
            <text:p>022</text:p>
          </table:table-cell>
          <table:table-cell office:value-type="string" calcext:value-type="string">
            <text:p>https://archive.org/details/LinuxActionShowArchive01</text:p>
          </table:table-cell>
          <table:table-cell office:value-type="date" office:date-value="2006-11-11" calcext:value-type="date">
            <text:p>2006-11-11</text:p>
          </table:table-cell>
          <table:table-cell office:value-type="string" calcext:value-type="string">
            <text:p>New Mono release, Novel opens its legal books for scrutiny and get $350 Million from Microsoft, Java will be released under the GPL, Adobe donates code to Mozilla, Google donates cash to the Samba project, review of AppArmor, listener feedback</text:p>
          </table:table-cell>
          <table:table-cell office:value-type="string" calcext:value-type="string">
            <text:p>Internet Archive</text:p>
          </table:table-cell>
          <table:table-cell office:value-type="string" calcext:value-type="string">
            <text:p>https://archive.org/</text:p>
          </table:table-cell>
          <table:table-cell table:number-columns-repeated="1018"/>
        </table:table-row>
        <table:table-row table:style-name="ro1">
          <table:table-cell office:value-type="float" office:value="23" calcext:value-type="float">
            <text:p>023</text:p>
          </table:table-cell>
          <table:table-cell office:value-type="string" calcext:value-type="string">
            <text:p>https://archive.org/details/LinuxActionShowArchive01</text:p>
          </table:table-cell>
          <table:table-cell office:value-type="date" office:date-value="2006-11-19" calcext:value-type="date">
            <text:p>2006-11-19</text:p>
          </table:table-cell>
          <table:table-cell office:value-type="string" calcext:value-type="string">
            <text:p>The First One Laptop Per Child systems, Linux users feel the sing of Blizzard, FreeBSD needs help, Chris discusses recent comments by Steve Ballmer, new Ubuntu derivative distro, highlights from the Ubuntu Developers Conference, open source games for Linux</text:p>
          </table:table-cell>
          <table:table-cell office:value-type="string" calcext:value-type="string">
            <text:p>Microsoft Zune could possibly run Linux (ARM processor)</text:p>
          </table:table-cell>
          <table:table-cell office:value-type="string" calcext:value-type="string">
            <text:p>https://en.wikipedia.org/wiki/Zune</text:p>
          </table:table-cell>
          <table:table-cell table:number-columns-repeated="1018"/>
        </table:table-row>
        <table:table-row table:style-name="ro1">
          <table:table-cell office:value-type="float" office:value="24" calcext:value-type="float">
            <text:p>024</text:p>
          </table:table-cell>
          <table:table-cell office:value-type="string" calcext:value-type="string">
            <text:p>https://archive.org/details/LinuxActionShowArchive01</text:p>
          </table:table-cell>
          <table:table-cell office:value-type="date" office:date-value="2006-11-26" calcext:value-type="date">
            <text:p>2006-11-26</text:p>
          </table:table-cell>
          <table:table-cell office:value-type="string" calcext:value-type="string">
            <text:p>A cool new network card, Blizzard helps out Linux gamers, Ubuntu courts openSUSE developers, new Linux media player, Sugar UI for the One Laptop Per Child, listener feedback</text:p>
          </table:table-cell>
          <table:table-cell office:value-type="string" calcext:value-type="string">
            <text:p>Killer Network Interface Card</text:p>
          </table:table-cell>
          <table:table-cell office:value-type="string" calcext:value-type="string">
            <text:p>https://en.wikipedia.org/wiki/Killer_NIC</text:p>
          </table:table-cell>
          <table:table-cell table:number-columns-repeated="1018"/>
        </table:table-row>
        <table:table-row table:style-name="ro1">
          <table:table-cell office:value-type="float" office:value="25" calcext:value-type="float">
            <text:p>025</text:p>
          </table:table-cell>
          <table:table-cell office:value-type="string" calcext:value-type="string">
            <text:p>https://archive.org/details/LinuxActionShowArchive01</text:p>
          </table:table-cell>
          <table:table-cell office:value-type="date" office:date-value="2006-12-03" calcext:value-type="date">
            <text:p>2006-12-03</text:p>
          </table:table-cell>
          <table:table-cell office:value-type="string" calcext:value-type="string">
            <text:p>The French government switches to Linux, TVEase prepares for sales, Novel drops Hula project, new features in the Linux kernel, the Director of Linux and Open Source Initiatves at Novel discusses the Novel-Microsoft deal, listener feedback</text:p>
          </table:table-cell>
          <table:table-cell office:value-type="string" calcext:value-type="string">
            <text:p>TomTom Go 700 and 300 Navigation Devices</text:p>
          </table:table-cell>
          <table:table-cell office:value-type="string" calcext:value-type="string">
            <text:p>http://www.tomtom.com/lib/flash/GO700/?Language=1</text:p>
          </table:table-cell>
          <table:table-cell table:number-columns-repeated="1018"/>
        </table:table-row>
        <table:table-row table:style-name="ro1">
          <table:table-cell office:value-type="float" office:value="26" calcext:value-type="float">
            <text:p>026</text:p>
          </table:table-cell>
          <table:table-cell office:value-type="string" calcext:value-type="string">
            <text:p>https://archive.org/details/LinuxActionShowArchive01</text:p>
          </table:table-cell>
          <table:table-cell office:value-type="date" office:date-value="2006-12-10" calcext:value-type="date">
            <text:p>2006-12-10</text:p>
          </table:table-cell>
          <table:table-cell office:value-type="string" calcext:value-type="string">
            <text:p>Samba's plans to adopt the GPLv3, problems with Kanotix Linux, Linux BIOS, new openSUSE release, Novel adds Microsoft's OpenXML to their version of OpenOffice, Ubuntu considers dropping support for PowerPC, review of Xandros 4 Professional, listener feedback</text:p>
          </table:table-cell>
          <table:table-cell office:value-type="string" calcext:value-type="string">
            <text:p>Leo Laporte's Plasma TV</text:p>
          </table:table-cell>
          <table:table-cell table:number-columns-repeated="1019"/>
        </table:table-row>
        <table:table-row table:style-name="ro1">
          <table:table-cell office:value-type="float" office:value="27" calcext:value-type="float">
            <text:p>027</text:p>
          </table:table-cell>
          <table:table-cell office:value-type="string" calcext:value-type="string">
            <text:p>https://archive.org/details/LinuxActionShowArchive01</text:p>
          </table:table-cell>
          <table:table-cell office:value-type="date" office:date-value="2006-12-17" calcext:value-type="date">
            <text:p>2006-12-17</text:p>
          </table:table-cell>
          <table:table-cell office:value-type="string" calcext:value-type="string">
            <text:p>Non-GPL'd modules banned from Linux kernel, plans to revitalize RPM, new lightweight desktop, Fedora Legacy shuts down, MySQL still loves Debian, interview with developers from Jokosher, openSUSE 10.2 review, listener feedback</text:p>
          </table:table-cell>
          <table:table-cell office:value-type="string" calcext:value-type="string">
            <text:p>Baracuda Spam Firewall</text:p>
          </table:table-cell>
          <table:table-cell office:value-type="string" calcext:value-type="string">
            <text:p>http://barracuda.optrics.com/spam-firewall.aspxhttp://barracuda.optrics.com/spam-firewall.aspx</text:p>
          </table:table-cell>
          <table:table-cell table:number-columns-repeated="1018"/>
        </table:table-row>
        <table:table-row table:style-name="ro1">
          <table:table-cell office:value-type="float" office:value="28" calcext:value-type="float">
            <text:p>028</text:p>
          </table:table-cell>
          <table:table-cell office:value-type="string" calcext:value-type="string">
            <text:p>https://archive.org/details/LinuxActionShowArchive01</text:p>
          </table:table-cell>
          <table:table-cell office:value-type="date" office:date-value="2006-12-31" calcext:value-type="date">
            <text:p>2006-12-31</text:p>
          </table:table-cell>
          <table:table-cell office:value-type="string" calcext:value-type="string">
            <text:p>Review of new Asterisk release, Red Hat reports earnings, 2006 has been the best year EVER for the Linux desktop, new TVEase premium MythTV media center, Ubuntu testing out new login manager, review of MythTV</text:p>
          </table:table-cell>
          <table:table-cell office:value-type="string" calcext:value-type="string">
            <text:p>TacSat-2 Satellite</text:p>
          </table:table-cell>
          <table:table-cell office:value-type="string" calcext:value-type="string">
            <text:p>https://en.wikipedia.org/wiki/TacSat-2</text:p>
          </table:table-cell>
          <table:table-cell table:number-columns-repeated="1018"/>
        </table:table-row>
        <table:table-row table:style-name="ro1">
          <table:table-cell office:value-type="float" office:value="29" calcext:value-type="float">
            <text:p>029</text:p>
          </table:table-cell>
          <table:table-cell office:value-type="string" calcext:value-type="string">
            <text:p>https://archive.org/details/LinuxActionShowArchive01</text:p>
          </table:table-cell>
          <table:table-cell office:value-type="date" office:date-value="2007-01-07" calcext:value-type="date">
            <text:p>2007-01-07</text:p>
          </table:table-cell>
          <table:table-cell office:value-type="string" calcext:value-type="string">
            <text:p>Will 2007 be the year of the Linux grid?, Fedora integrates Extras and drops "Core", Amsterdam adopts Linux, another state in Inda switches to Linux, new Knoppix release, review of Second Life for Linux, listener feedback</text:p>
          </table:table-cell>
          <table:table-cell office:value-type="string" calcext:value-type="string">
            <text:p>PatrolBot</text:p>
          </table:table-cell>
          <table:table-cell office:value-type="string" calcext:value-type="string">
            <text:p>https://en.wikipedia.org/wiki/PatrolBot</text:p>
          </table:table-cell>
          <table:table-cell table:number-columns-repeated="1018"/>
        </table:table-row>
        <table:table-row table:style-name="ro1">
          <table:table-cell office:value-type="float" office:value="30" calcext:value-type="float">
            <text:p>030</text:p>
          </table:table-cell>
          <table:table-cell office:value-type="string" calcext:value-type="string">
            <text:p>https://archive.org/details/LinuxActionShowArchive01</text:p>
          </table:table-cell>
          <table:table-cell office:value-type="date" office:date-value="2007-01-14" calcext:value-type="date">
            <text:p>2007-01-14</text:p>
          </table:table-cell>
          <table:table-cell office:value-type="string" calcext:value-type="string">
            <text:p>New space combat game coming to Linux, new European Union report, new version of CrossoverOffice, Fedora Core 6 install numbers, Ubuntu package to enable codecs, interview with the organizer of the Nouveau pledge drive, listener feedback</text:p>
          </table:table-cell>
          <table:table-cell office:value-type="string" calcext:value-type="string">
            <text:p>Motorola RISR Z6</text:p>
          </table:table-cell>
          <table:table-cell office:value-type="string" calcext:value-type="string">
            <text:p>https://en.wikipedia.org/wiki/Motorola_Rizr#Z6c</text:p>
          </table:table-cell>
          <table:table-cell table:number-columns-repeated="1018"/>
        </table:table-row>
        <table:table-row table:style-name="ro1">
          <table:table-cell office:value-type="float" office:value="31" calcext:value-type="float">
            <text:p>031</text:p>
          </table:table-cell>
          <table:table-cell office:value-type="string" calcext:value-type="string">
            <text:p>https://archive.org/details/LinuxActionShowArchive01</text:p>
          </table:table-cell>
          <table:table-cell office:value-type="date" office:date-value="2007-01-21" calcext:value-type="date">
            <text:p>2007-01-21</text:p>
          </table:table-cell>
          <table:table-cell office:value-type="string" calcext:value-type="string">
            <text:p>New way to get codecs, new DVR software available for Linspire and Freespire, new Damn Small Linux release, another state in India moves to open source software, Adobe Flash 9 is out, new virtualization software is open sourced, review three new software release and compare vector graphics editors for Linux</text:p>
          </table:table-cell>
          <table:table-cell office:value-type="string" calcext:value-type="string">
            <text:p>NFL overhead cable camera system</text:p>
          </table:table-cell>
          <table:table-cell office:value-type="string" calcext:value-type="string">
            <text:p>https://en.wikipedia.org/wiki/Skycam</text:p>
          </table:table-cell>
          <table:table-cell table:number-columns-repeated="1018"/>
        </table:table-row>
        <table:table-row table:style-name="ro1">
          <table:table-cell office:value-type="float" office:value="32" calcext:value-type="float">
            <text:p>032</text:p>
          </table:table-cell>
          <table:table-cell office:value-type="string" calcext:value-type="string">
            <text:p>https://archive.org/details/LinuxActionShowArchive01</text:p>
          </table:table-cell>
          <table:table-cell office:value-type="date" office:date-value="2007-01-27" calcext:value-type="date">
            <text:p>2007-01-27</text:p>
          </table:table-cell>
          <table:table-cell office:value-type="string" calcext:value-type="string">
            <text:p>Microsoft joins with Walmart to expand Linux market share, new Banshee release, new XFCE release, Mandirve to use Matisse on their next desktop, Linspire brings Click N Run to other distros, interview with Jono Bacon</text:p>
          </table:table-cell>
          <table:table-cell office:value-type="string" calcext:value-type="string">
            <text:p>United States Air Force F-16 Simulators</text:p>
          </table:table-cell>
          <table:table-cell table:number-columns-repeated="1019"/>
        </table:table-row>
        <table:table-row table:style-name="ro1">
          <table:table-cell office:value-type="float" office:value="33" calcext:value-type="float">
            <text:p>033</text:p>
          </table:table-cell>
          <table:table-cell office:value-type="string" calcext:value-type="string">
            <text:p>https://archive.org/details/LinuxActionShowArchive01</text:p>
          </table:table-cell>
          <table:table-cell office:value-type="date" office:date-value="2007-02-04" calcext:value-type="date">
            <text:p>2007-02-04</text:p>
          </table:table-cell>
          <table:table-cell office:value-type="string" calcext:value-type="string">
            <text:p>New MacBook killer built for Linux is out, new Beryl release, huge desktop Linux deployment announced, Hula, leaked Microsoft memo, Ubuntu Feisty Fawn status update, review of GP2X, listener feedback</text:p>
          </table:table-cell>
          <table:table-cell office:value-type="string" calcext:value-type="string">
            <text:p>GP2X</text:p>
          </table:table-cell>
          <table:table-cell office:value-type="string" calcext:value-type="string">
            <text:p>https://en.wikipedia.org/wiki/GP2X</text:p>
          </table:table-cell>
          <table:table-cell table:number-columns-repeated="1018"/>
        </table:table-row>
        <table:table-row table:style-name="ro1">
          <table:table-cell office:value-type="float" office:value="34" calcext:value-type="float">
            <text:p>034</text:p>
          </table:table-cell>
          <table:table-cell office:value-type="string" calcext:value-type="string">
            <text:p>https://archive.org/details/LinuxActionShowArchive01</text:p>
          </table:table-cell>
          <table:table-cell office:value-type="date" office:date-value="2007-02-11" calcext:value-type="date">
            <text:p>2007-02-11</text:p>
          </table:table-cell>
          <table:table-cell office:value-type="string" calcext:value-type="string">
            <text:p>Texas considers adopting Open Document, Swedish armed forces and Union Bank of California switch to Red Hat, Sun plans to release ODF plugin for Microsoft Office, NTFS3G project has a new release, Linspire and Ubuntu collaboration, interview Carl from System76, listener feedback</text:p>
          </table:table-cell>
          <table:table-cell office:value-type="string" calcext:value-type="string">
            <text:p>Boeing's surveillance 737 airplane</text:p>
          </table:table-cell>
          <table:table-cell table:number-columns-repeated="1019"/>
        </table:table-row>
        <table:table-row table:style-name="ro1">
          <table:table-cell office:value-type="float" office:value="35" calcext:value-type="float">
            <text:p>035</text:p>
          </table:table-cell>
          <table:table-cell office:value-type="string" calcext:value-type="string">
            <text:p>https://archive.org/details/LinuxActionShowArchive01</text:p>
          </table:table-cell>
          <table:table-cell office:value-type="date" office:date-value="2007-02-17" calcext:value-type="date">
            <text:p>2007-02-17</text:p>
          </table:table-cell>
          <table:table-cell office:value-type="string" calcext:value-type="string">
            <text:p>SLED 10 introduces new menu system, 50,000 Linux desktops in Brazi, SCO goes after PJ from Groklaw, Ubuntu drops official PowerPC support, is Microsoft extorting money from businesses that run Linux?, review Ubuntu Feisty Fawn, listener feedback</text:p>
          </table:table-cell>
          <table:table-cell office:value-type="string" calcext:value-type="string">
            <text:p>Chris' HP Compaq NX9420 Laptop</text:p>
          </table:table-cell>
          <table:table-cell office:value-type="string" calcext:value-type="string">
            <text:p>http://www.notebookreview.com/notebookreview/hp-compaq-nx9420-review-pics-specs/http://www.notebookreview.com/notebookreview/hp-compaq-nx9420-review-pics-specs/</text:p>
          </table:table-cell>
          <table:table-cell table:number-columns-repeated="1018"/>
        </table:table-row>
        <table:table-row table:style-name="ro1">
          <table:table-cell office:value-type="float" office:value="36" calcext:value-type="float">
            <text:p>036</text:p>
          </table:table-cell>
          <table:table-cell office:value-type="string" calcext:value-type="string">
            <text:p>https://archive.org/details/LinuxActionShowArchive01</text:p>
          </table:table-cell>
          <table:table-cell office:value-type="date" office:date-value="2007-02-25" calcext:value-type="date">
            <text:p>2007-02-25</text:p>
          </table:table-cell>
          <table:table-cell office:value-type="string" calcext:value-type="string">
            <text:p>Debian support brings revenue for HP, next Fedora release delayed, Verizon offers better support to enterprise Linux customers, VisualBasic.NET applications easier on Linux than ever before thanks to Mono, cool new features in Ubuntu Feisty Fawn, Steve Ballmer remarks regarding Novell deal, Richard Stallman convinces Cuba to switch to Linux, listener feedback</text:p>
          </table:table-cell>
          <table:table-cell office:value-type="string" calcext:value-type="string">
            <text:p>The Vatican Website</text:p>
          </table:table-cell>
          <table:table-cell table:number-columns-repeated="1019"/>
        </table:table-row>
        <table:table-row table:style-name="ro1">
          <table:table-cell office:value-type="float" office:value="37" calcext:value-type="float">
            <text:p>037</text:p>
          </table:table-cell>
          <table:table-cell office:value-type="string" calcext:value-type="string">
            <text:p>https://archive.org/details/LinuxActionShowArchive01</text:p>
          </table:table-cell>
          <table:table-cell office:value-type="date" office:date-value="2007-03-04" calcext:value-type="date">
            <text:p>2007-03-04</text:p>
          </table:table-cell>
          <table:table-cell office:value-type="string" calcext:value-type="string">
            <text:p>Open letter to Steve Ballmer to demanding explanation of which parts of the Linux kernel allegedly violate Microsoft intellectual property, Dell tells Linux users to calm down, Ubuntu beta, new Songbird release, Novel revenue down but Linux business up, review of Sabayon Linux, listener feedback</text:p>
          </table:table-cell>
          <table:table-cell office:value-type="string" calcext:value-type="string">
            <text:p>OpenMoko Neo1973 open source mobile phone platform</text:p>
          </table:table-cell>
          <table:table-cell office:value-type="string" calcext:value-type="string">
            <text:p>https://en.wikipedia.org/wiki/Neo_1973</text:p>
          </table:table-cell>
          <table:table-cell table:number-columns-repeated="1018"/>
        </table:table-row>
        <table:table-row table:style-name="ro1">
          <table:table-cell office:value-type="float" office:value="38" calcext:value-type="float">
            <text:p>038</text:p>
          </table:table-cell>
          <table:table-cell office:value-type="string" calcext:value-type="string">
            <text:p>https://archive.org/details/LinuxActionShowArchive01</text:p>
          </table:table-cell>
          <table:table-cell office:value-type="date" office:date-value="2007-03-11" calcext:value-type="date">
            <text:p>2007-03-11</text:p>
          </table:table-cell>
          <table:table-cell office:value-type="string" calcext:value-type="string">
            <text:p>HP sees big sales for Linux desktops, Nouveau project needs help from the community, the FAA may ditch Windows Vista for Linux, California school district, may add 5,000 Linux desktops, Ubuntu Feisty Fawn won't active proprietary drivers by default, big Fedora Core 6 install base, listener feedback </text:p>
          </table:table-cell>
          <table:table-cell office:value-type="string" calcext:value-type="string">
            <text:p>Ossining, New York fire department</text:p>
          </table:table-cell>
          <table:table-cell table:number-columns-repeated="1019"/>
        </table:table-row>
        <table:table-row table:style-name="ro1">
          <table:table-cell office:value-type="float" office:value="39" calcext:value-type="float">
            <text:p>039</text:p>
          </table:table-cell>
          <table:table-cell office:value-type="string" calcext:value-type="string">
            <text:p>https://archive.org/details/LinuxActionShowArchive01</text:p>
          </table:table-cell>
          <table:table-cell office:value-type="date" office:date-value="2007-03-18" calcext:value-type="date">
            <text:p>2007-03-18</text:p>
          </table:table-cell>
          <table:table-cell office:value-type="string" calcext:value-type="string">
            <text:p>K3B 1.0 release, Beryl 0.20 release, GNOME 2.18 release, Red Had release Enterprise Linux 5, Ubuntu Feisty Fawn to install Restricted Manager by default, interview with HotHead Games on the upcoming Penny Arcade game for Linux, listener feedback</text:p>
          </table:table-cell>
          <table:table-cell office:value-type="string" calcext:value-type="string">
            <text:p>Boeing 787 Jetliner</text:p>
          </table:table-cell>
          <table:table-cell table:number-columns-repeated="1019"/>
        </table:table-row>
        <table:table-row table:style-name="ro1">
          <table:table-cell office:value-type="float" office:value="40" calcext:value-type="float">
            <text:p>040</text:p>
          </table:table-cell>
          <table:table-cell office:value-type="string" calcext:value-type="string">
            <text:p>https://archive.org/details/LinuxActionShowArchive01</text:p>
          </table:table-cell>
          <table:table-cell office:value-type="date" office:date-value="2007-03-25" calcext:value-type="date">
            <text:p>2007-03-25</text:p>
          </table:table-cell>
          <table:table-cell office:value-type="string" calcext:value-type="string">
            <text:p>Microsoft thinks Linux users are a stereotype, GoDaddy gives $20,000 to open source projects, Ubuntu Feisty Fawn beta is out, could LaCie be violating the GPL?, Asterisk appliance, Beryl news, listener feedback</text:p>
          </table:table-cell>
          <table:table-cell office:value-type="string" calcext:value-type="string">
            <text:p>The bad guy in the Russian consulate on the TV show "24"</text:p>
          </table:table-cell>
          <table:table-cell table:number-columns-repeated="1019"/>
        </table:table-row>
        <table:table-row table:style-name="ro1">
          <table:table-cell office:value-type="float" office:value="41" calcext:value-type="float">
            <text:p>041</text:p>
          </table:table-cell>
          <table:table-cell office:value-type="string" calcext:value-type="string">
            <text:p>https://archive.org/details/LinuxActionShowArchive01</text:p>
          </table:table-cell>
          <table:table-cell office:value-type="date" office:date-value="2007-04-01" calcext:value-type="date">
            <text:p>2007-04-01</text:p>
          </table:table-cell>
          <table:table-cell table:number-columns-repeated="1021"/>
        </table:table-row>
        <table:table-row table:style-name="ro1">
          <table:table-cell office:value-type="float" office:value="42" calcext:value-type="float">
            <text:p>042</text:p>
          </table:table-cell>
          <table:table-cell office:value-type="string" calcext:value-type="string">
            <text:p>https://archive.org/details/LinuxActionShowArchive01</text:p>
          </table:table-cell>
          <table:table-cell office:value-type="date" office:date-value="2007-04-08" calcext:value-type="date">
            <text:p>2007-04-08</text:p>
          </table:table-cell>
          <table:table-cell table:number-columns-repeated="1021"/>
        </table:table-row>
        <table:table-row table:style-name="ro1">
          <table:table-cell office:value-type="float" office:value="43" calcext:value-type="float">
            <text:p>043</text:p>
          </table:table-cell>
          <table:table-cell office:value-type="string" calcext:value-type="string">
            <text:p>https://archive.org/details/LinuxActionShowArchive01</text:p>
          </table:table-cell>
          <table:table-cell office:value-type="date" office:date-value="2007-04-15" calcext:value-type="date">
            <text:p>2007-04-15</text:p>
          </table:table-cell>
          <table:table-cell table:number-columns-repeated="1021"/>
        </table:table-row>
        <table:table-row table:style-name="ro1">
          <table:table-cell office:value-type="float" office:value="44" calcext:value-type="float">
            <text:p>044</text:p>
          </table:table-cell>
          <table:table-cell office:value-type="string" calcext:value-type="string">
            <text:p>https://archive.org/details/LinuxActionShowArchive01</text:p>
          </table:table-cell>
          <table:table-cell office:value-type="date" office:date-value="2007-04-22" calcext:value-type="date">
            <text:p>2007-04-22</text:p>
          </table:table-cell>
          <table:table-cell table:number-columns-repeated="1021"/>
        </table:table-row>
        <table:table-row table:style-name="ro1">
          <table:table-cell office:value-type="float" office:value="45" calcext:value-type="float">
            <text:p>045</text:p>
          </table:table-cell>
          <table:table-cell office:value-type="string" calcext:value-type="string">
            <text:p>https://archive.org/details/LinuxActionShowArchive01</text:p>
          </table:table-cell>
          <table:table-cell office:value-type="date" office:date-value="2007-05-06" calcext:value-type="date">
            <text:p>2007-05-06</text:p>
          </table:table-cell>
          <table:table-cell table:number-columns-repeated="1021"/>
        </table:table-row>
        <table:table-row table:style-name="ro1">
          <table:table-cell office:value-type="float" office:value="46" calcext:value-type="float">
            <text:p>046</text:p>
          </table:table-cell>
          <table:table-cell office:value-type="string" calcext:value-type="string">
            <text:p>https://archive.org/details/LinuxActionShowArchive01</text:p>
          </table:table-cell>
          <table:table-cell office:value-type="date" office:date-value="2007-05-13" calcext:value-type="date">
            <text:p>2007-05-13</text:p>
          </table:table-cell>
          <table:table-cell table:number-columns-repeated="1021"/>
        </table:table-row>
        <table:table-row table:style-name="ro1">
          <table:table-cell office:value-type="float" office:value="47" calcext:value-type="float">
            <text:p>047</text:p>
          </table:table-cell>
          <table:table-cell office:value-type="string" calcext:value-type="string">
            <text:p>https://archive.org/details/LinuxActionShowArchive01</text:p>
          </table:table-cell>
          <table:table-cell office:value-type="date" office:date-value="2007-05-20" calcext:value-type="date">
            <text:p>2007-05-20</text:p>
          </table:table-cell>
          <table:table-cell table:number-columns-repeated="1021"/>
        </table:table-row>
        <table:table-row table:style-name="ro1">
          <table:table-cell office:value-type="float" office:value="48" calcext:value-type="float">
            <text:p>048</text:p>
          </table:table-cell>
          <table:table-cell office:value-type="string" calcext:value-type="string">
            <text:p>https://archive.org/details/LinuxActionShowArchive01</text:p>
          </table:table-cell>
          <table:table-cell office:value-type="date" office:date-value="2007-05-27" calcext:value-type="date">
            <text:p>2007-05-27</text:p>
          </table:table-cell>
          <table:table-cell table:number-columns-repeated="1021"/>
        </table:table-row>
        <table:table-row table:style-name="ro1">
          <table:table-cell office:value-type="float" office:value="49" calcext:value-type="float">
            <text:p>049</text:p>
          </table:table-cell>
          <table:table-cell office:value-type="string" calcext:value-type="string">
            <text:p>https://archive.org/details/LinuxActionShowArchive01</text:p>
          </table:table-cell>
          <table:table-cell office:value-type="date" office:date-value="2007-06-03" calcext:value-type="date">
            <text:p>2007-06-03</text:p>
          </table:table-cell>
          <table:table-cell table:number-columns-repeated="1021"/>
        </table:table-row>
        <table:table-row table:style-name="ro1">
          <table:table-cell office:value-type="float" office:value="50" calcext:value-type="float">
            <text:p>050</text:p>
          </table:table-cell>
          <table:table-cell office:value-type="string" calcext:value-type="string">
            <text:p>https://archive.org/details/LinuxActionShowArchive01</text:p>
          </table:table-cell>
          <table:table-cell office:value-type="date" office:date-value="2007-06-10" calcext:value-type="date">
            <text:p>2007-06-10</text:p>
          </table:table-cell>
          <table:table-cell table:number-columns-repeated="1021"/>
        </table:table-row>
        <table:table-row table:style-name="ro1">
          <table:table-cell office:value-type="float" office:value="51" calcext:value-type="float">
            <text:p>051</text:p>
          </table:table-cell>
          <table:table-cell office:value-type="string" calcext:value-type="string">
            <text:p>https://archive.org/details/LinuxActionShowArchive01</text:p>
          </table:table-cell>
          <table:table-cell office:value-type="date" office:date-value="2007-06-17" calcext:value-type="date">
            <text:p>2007-06-17</text:p>
          </table:table-cell>
          <table:table-cell table:number-columns-repeated="1021"/>
        </table:table-row>
        <table:table-row table:style-name="ro1">
          <table:table-cell office:value-type="float" office:value="52" calcext:value-type="float">
            <text:p>052</text:p>
          </table:table-cell>
          <table:table-cell office:value-type="string" calcext:value-type="string">
            <text:p>https://archive.org/details/LinuxActionShowArchive01</text:p>
          </table:table-cell>
          <table:table-cell office:value-type="date" office:date-value="2007-06-24" calcext:value-type="date">
            <text:p>2007-06-24</text:p>
          </table:table-cell>
          <table:table-cell table:number-columns-repeated="1021"/>
        </table:table-row>
        <table:table-row table:style-name="ro1">
          <table:table-cell office:value-type="float" office:value="53" calcext:value-type="float">
            <text:p>053</text:p>
          </table:table-cell>
          <table:table-cell office:value-type="string" calcext:value-type="string">
            <text:p>https://archive.org/details/LinuxActionShowArchive01</text:p>
          </table:table-cell>
          <table:table-cell office:value-type="date" office:date-value="2007-07-08" calcext:value-type="date">
            <text:p>2007-07-08</text:p>
          </table:table-cell>
          <table:table-cell table:number-columns-repeated="1021"/>
        </table:table-row>
        <table:table-row table:style-name="ro1">
          <table:table-cell office:value-type="float" office:value="54" calcext:value-type="float">
            <text:p>054</text:p>
          </table:table-cell>
          <table:table-cell office:value-type="string" calcext:value-type="string">
            <text:p>https://archive.org/details/LinuxActionShowArchive01</text:p>
          </table:table-cell>
          <table:table-cell office:value-type="date" office:date-value="2007-07-15" calcext:value-type="date">
            <text:p>2007-07-15</text:p>
          </table:table-cell>
          <table:table-cell table:number-columns-repeated="1021"/>
        </table:table-row>
        <table:table-row table:style-name="ro1">
          <table:table-cell office:value-type="float" office:value="55" calcext:value-type="float">
            <text:p>055</text:p>
          </table:table-cell>
          <table:table-cell office:value-type="string" calcext:value-type="string">
            <text:p>https://archive.org/details/LinuxActionShowArchive01</text:p>
          </table:table-cell>
          <table:table-cell office:value-type="date" office:date-value="2007-07-22" calcext:value-type="date">
            <text:p>2007-07-22</text:p>
          </table:table-cell>
          <table:table-cell table:number-columns-repeated="1021"/>
        </table:table-row>
        <table:table-row table:style-name="ro1">
          <table:table-cell table:style-name="ce3" office:value-type="float" office:value="55.5" calcext:value-type="float">
            <text:p>055.5</text:p>
          </table:table-cell>
          <table:table-cell office:value-type="string" calcext:value-type="string">
            <text:p>https://archive.org/details/LinuxActionShowArchive01</text:p>
          </table:table-cell>
          <table:table-cell office:value-type="date" office:date-value="2007-07-29" calcext:value-type="date">
            <text:p>2007-07-29</text:p>
          </table:table-cell>
          <table:table-cell table:number-columns-repeated="1021"/>
        </table:table-row>
        <table:table-row table:style-name="ro1">
          <table:table-cell office:value-type="float" office:value="56" calcext:value-type="float">
            <text:p>056</text:p>
          </table:table-cell>
          <table:table-cell office:value-type="string" calcext:value-type="string">
            <text:p>https://archive.org/details/LinuxActionShowArchive01</text:p>
          </table:table-cell>
          <table:table-cell office:value-type="date" office:date-value="2007-08-05" calcext:value-type="date">
            <text:p>2007-08-05</text:p>
          </table:table-cell>
          <table:table-cell table:number-columns-repeated="1021"/>
        </table:table-row>
        <table:table-row table:style-name="ro1">
          <table:table-cell office:value-type="float" office:value="57" calcext:value-type="float">
            <text:p>057</text:p>
          </table:table-cell>
          <table:table-cell office:value-type="string" calcext:value-type="string">
            <text:p>https://archive.org/details/LinuxActionShowArchive01</text:p>
          </table:table-cell>
          <table:table-cell office:value-type="date" office:date-value="2007-08-12" calcext:value-type="date">
            <text:p>2007-08-12</text:p>
          </table:table-cell>
          <table:table-cell table:number-columns-repeated="1021"/>
        </table:table-row>
        <table:table-row table:style-name="ro1">
          <table:table-cell office:value-type="float" office:value="58" calcext:value-type="float">
            <text:p>058</text:p>
          </table:table-cell>
          <table:table-cell office:value-type="string" calcext:value-type="string">
            <text:p>https://archive.org/details/LinuxActionShowArchive01</text:p>
          </table:table-cell>
          <table:table-cell office:value-type="date" office:date-value="2007-08-20" calcext:value-type="date">
            <text:p>2007-08-20</text:p>
          </table:table-cell>
          <table:table-cell table:number-columns-repeated="1021"/>
        </table:table-row>
        <table:table-row table:style-name="ro1">
          <table:table-cell office:value-type="float" office:value="59" calcext:value-type="float">
            <text:p>059</text:p>
          </table:table-cell>
          <table:table-cell office:value-type="string" calcext:value-type="string">
            <text:p>https://archive.org/details/LinuxActionShowArchive01</text:p>
          </table:table-cell>
          <table:table-cell office:value-type="date" office:date-value="2007-08-27" calcext:value-type="date">
            <text:p>2007-08-27</text:p>
          </table:table-cell>
          <table:table-cell table:number-columns-repeated="1021"/>
        </table:table-row>
        <table:table-row table:style-name="ro1">
          <table:table-cell office:value-type="float" office:value="60" calcext:value-type="float">
            <text:p>060</text:p>
          </table:table-cell>
          <table:table-cell office:value-type="string" calcext:value-type="string">
            <text:p>https://archive.org/details/LinuxActionShowArchive01</text:p>
          </table:table-cell>
          <table:table-cell office:value-type="date" office:date-value="2007-09-09" calcext:value-type="date">
            <text:p>2007-09-09</text:p>
          </table:table-cell>
          <table:table-cell table:number-columns-repeated="1021"/>
        </table:table-row>
        <table:table-row table:style-name="ro1">
          <table:table-cell office:value-type="float" office:value="61" calcext:value-type="float">
            <text:p>061</text:p>
          </table:table-cell>
          <table:table-cell office:value-type="string" calcext:value-type="string">
            <text:p>https://archive.org/details/LinuxActionShowArchive01</text:p>
          </table:table-cell>
          <table:table-cell office:value-type="date" office:date-value="2007-09-17" calcext:value-type="date">
            <text:p>2007-09-17</text:p>
          </table:table-cell>
          <table:table-cell table:number-columns-repeated="1021"/>
        </table:table-row>
        <table:table-row table:style-name="ro1">
          <table:table-cell office:value-type="float" office:value="62" calcext:value-type="float">
            <text:p>062</text:p>
          </table:table-cell>
          <table:table-cell office:value-type="string" calcext:value-type="string">
            <text:p>https://archive.org/details/LinuxActionShowArchive01</text:p>
          </table:table-cell>
          <table:table-cell office:value-type="date" office:date-value="2007-09-23" calcext:value-type="date">
            <text:p>2007-09-23</text:p>
          </table:table-cell>
          <table:table-cell table:number-columns-repeated="1021"/>
        </table:table-row>
        <table:table-row table:style-name="ro1">
          <table:table-cell office:value-type="float" office:value="63" calcext:value-type="float">
            <text:p>063</text:p>
          </table:table-cell>
          <table:table-cell office:value-type="string" calcext:value-type="string">
            <text:p>https://archive.org/details/LinuxActionShowArchive01</text:p>
          </table:table-cell>
          <table:table-cell office:value-type="date" office:date-value="2007-09-30" calcext:value-type="date">
            <text:p>2007-09-30</text:p>
          </table:table-cell>
          <table:table-cell table:number-columns-repeated="1021"/>
        </table:table-row>
        <table:table-row table:style-name="ro1">
          <table:table-cell office:value-type="float" office:value="64" calcext:value-type="float">
            <text:p>064</text:p>
          </table:table-cell>
          <table:table-cell office:value-type="string" calcext:value-type="string">
            <text:p>https://archive.org/details/LinuxActionShowArchive01</text:p>
          </table:table-cell>
          <table:table-cell office:value-type="date" office:date-value="2007-10-13" calcext:value-type="date">
            <text:p>2007-10-13</text:p>
          </table:table-cell>
          <table:table-cell table:number-columns-repeated="1021"/>
        </table:table-row>
        <table:table-row table:style-name="ro1">
          <table:table-cell office:value-type="float" office:value="65" calcext:value-type="float">
            <text:p>065</text:p>
          </table:table-cell>
          <table:table-cell office:value-type="string" calcext:value-type="string">
            <text:p>https://archive.org/details/LinuxActionShowArchive01</text:p>
          </table:table-cell>
          <table:table-cell office:value-type="date" office:date-value="2007-10-27" calcext:value-type="date">
            <text:p>2007-10-27</text:p>
          </table:table-cell>
          <table:table-cell table:number-columns-repeated="1021"/>
        </table:table-row>
        <table:table-row table:style-name="ro1">
          <table:table-cell office:value-type="float" office:value="66" calcext:value-type="float">
            <text:p>066</text:p>
          </table:table-cell>
          <table:table-cell office:value-type="string" calcext:value-type="string">
            <text:p>https://archive.org/details/LinuxActionShowArchive01</text:p>
          </table:table-cell>
          <table:table-cell office:value-type="date" office:date-value="2007-11-11" calcext:value-type="date">
            <text:p>2007-11-11</text:p>
          </table:table-cell>
          <table:table-cell table:number-columns-repeated="1021"/>
        </table:table-row>
        <table:table-row table:style-name="ro1">
          <table:table-cell office:value-type="float" office:value="67" calcext:value-type="float">
            <text:p>067</text:p>
          </table:table-cell>
          <table:table-cell office:value-type="string" calcext:value-type="string">
            <text:p>https://archive.org/details/LinuxActionShowArchive01</text:p>
          </table:table-cell>
          <table:table-cell office:value-type="date" office:date-value="2007-11-24" calcext:value-type="date">
            <text:p>2007-11-24</text:p>
          </table:table-cell>
          <table:table-cell table:number-columns-repeated="1021"/>
        </table:table-row>
        <table:table-row table:style-name="ro1">
          <table:table-cell office:value-type="float" office:value="68" calcext:value-type="float">
            <text:p>068</text:p>
          </table:table-cell>
          <table:table-cell office:value-type="string" calcext:value-type="string">
            <text:p>https://archive.org/details/LinuxActionShowArchive01</text:p>
          </table:table-cell>
          <table:table-cell office:value-type="date" office:date-value="2007-12-10" calcext:value-type="date">
            <text:p>2007-12-10</text:p>
          </table:table-cell>
          <table:table-cell table:number-columns-repeated="1021"/>
        </table:table-row>
        <table:table-row table:style-name="ro1">
          <table:table-cell office:value-type="float" office:value="69" calcext:value-type="float">
            <text:p>069</text:p>
          </table:table-cell>
          <table:table-cell office:value-type="string" calcext:value-type="string">
            <text:p>https://archive.org/details/LinuxActionShowArchive01</text:p>
          </table:table-cell>
          <table:table-cell office:value-type="date" office:date-value="2007-12-30" calcext:value-type="date">
            <text:p>2007-12-30</text:p>
          </table:table-cell>
          <table:table-cell table:number-columns-repeated="1021"/>
        </table:table-row>
        <table:table-row table:style-name="ro1">
          <table:table-cell office:value-type="float" office:value="70" calcext:value-type="float">
            <text:p>070</text:p>
          </table:table-cell>
          <table:table-cell office:value-type="string" calcext:value-type="string">
            <text:p>https://archive.org/details/LinuxActionShowArchive01</text:p>
          </table:table-cell>
          <table:table-cell office:value-type="date" office:date-value="2008-01-13" calcext:value-type="date">
            <text:p>2008-01-13</text:p>
          </table:table-cell>
          <table:table-cell table:number-columns-repeated="1021"/>
        </table:table-row>
        <table:table-row table:style-name="ro1">
          <table:table-cell office:value-type="string" calcext:value-type="string">
            <text:p>071 (S08E01)</text:p>
          </table:table-cell>
          <table:table-cell office:value-type="string" calcext:value-type="string">
            <text:p>https://archive.org/details/LinuxActionShowArchive01</text:p>
          </table:table-cell>
          <table:table-cell office:value-type="date" office:date-value="2008-02-10" calcext:value-type="date">
            <text:p>2008-02-10</text:p>
          </table:table-cell>
          <table:table-cell table:number-columns-repeated="1021"/>
        </table:table-row>
        <table:table-row table:style-name="ro1">
          <table:table-cell office:value-type="string" calcext:value-type="string">
            <text:p>072 (S08E02)</text:p>
          </table:table-cell>
          <table:table-cell office:value-type="string" calcext:value-type="string">
            <text:p>https://archive.org/details/LinuxActionShowArchive01</text:p>
          </table:table-cell>
          <table:table-cell office:value-type="date" office:date-value="2008-02-24" calcext:value-type="date">
            <text:p>2008-02-24</text:p>
          </table:table-cell>
          <table:table-cell table:number-columns-repeated="1021"/>
        </table:table-row>
        <table:table-row table:style-name="ro1">
          <table:table-cell office:value-type="string" calcext:value-type="string">
            <text:p>073 (S08E03)</text:p>
          </table:table-cell>
          <table:table-cell office:value-type="string" calcext:value-type="string">
            <text:p>https://archive.org/details/LinuxActionShowArchive01</text:p>
          </table:table-cell>
          <table:table-cell office:value-type="date" office:date-value="2008-03-09" calcext:value-type="date">
            <text:p>2008-03-09</text:p>
          </table:table-cell>
          <table:table-cell table:number-columns-repeated="1021"/>
        </table:table-row>
        <table:table-row table:style-name="ro1">
          <table:table-cell office:value-type="string" calcext:value-type="string">
            <text:p>074 (S08E04)</text:p>
          </table:table-cell>
          <table:table-cell office:value-type="string" calcext:value-type="string">
            <text:p>https://archive.org/details/LinuxActionShowArchive01</text:p>
          </table:table-cell>
          <table:table-cell office:value-type="date" office:date-value="2008-03-23" calcext:value-type="date">
            <text:p>2008-03-23</text:p>
          </table:table-cell>
          <table:table-cell table:number-columns-repeated="1021"/>
        </table:table-row>
        <table:table-row table:style-name="ro1">
          <table:table-cell office:value-type="string" calcext:value-type="string">
            <text:p>075 (S08E05)</text:p>
          </table:table-cell>
          <table:table-cell office:value-type="string" calcext:value-type="string">
            <text:p>https://archive.org/details/LinuxActionShowArchive01</text:p>
          </table:table-cell>
          <table:table-cell office:value-type="date" office:date-value="2008-04-06" calcext:value-type="date">
            <text:p>2008-04-06</text:p>
          </table:table-cell>
          <table:table-cell table:number-columns-repeated="1021"/>
        </table:table-row>
        <table:table-row table:style-name="ro1">
          <table:table-cell office:value-type="string" calcext:value-type="string">
            <text:p>076 (S08E06)</text:p>
          </table:table-cell>
          <table:table-cell office:value-type="string" calcext:value-type="string">
            <text:p>https://archive.org/details/LinuxActionShowArchive01</text:p>
          </table:table-cell>
          <table:table-cell office:value-type="date" office:date-value="2008-04-19" calcext:value-type="date">
            <text:p>2008-04-19</text:p>
          </table:table-cell>
          <table:table-cell table:number-columns-repeated="1021"/>
        </table:table-row>
        <table:table-row table:style-name="ro1">
          <table:table-cell office:value-type="string" calcext:value-type="string">
            <text:p>077 (S08E07)</text:p>
          </table:table-cell>
          <table:table-cell office:value-type="string" calcext:value-type="string">
            <text:p>https://archive.org/details/LinuxActionShowArchive01</text:p>
          </table:table-cell>
          <table:table-cell office:value-type="date" office:date-value="2008-05-05" calcext:value-type="date">
            <text:p>2008-05-05</text:p>
          </table:table-cell>
          <table:table-cell table:number-columns-repeated="1021"/>
        </table:table-row>
        <table:table-row table:style-name="ro1">
          <table:table-cell office:value-type="string" calcext:value-type="string">
            <text:p>078 (S08E08)</text:p>
          </table:table-cell>
          <table:table-cell office:value-type="string" calcext:value-type="string">
            <text:p>https://archive.org/details/LinuxActionShowArchive01</text:p>
          </table:table-cell>
          <table:table-cell office:value-type="date" office:date-value="2008-05-18" calcext:value-type="date">
            <text:p>2008-05-18</text:p>
          </table:table-cell>
          <table:table-cell table:number-columns-repeated="1021"/>
        </table:table-row>
        <table:table-row table:style-name="ro1">
          <table:table-cell office:value-type="string" calcext:value-type="string">
            <text:p>079 (S08E09)</text:p>
          </table:table-cell>
          <table:table-cell office:value-type="string" calcext:value-type="string">
            <text:p>https://archive.org/details/LinuxActionShowArchive01</text:p>
          </table:table-cell>
          <table:table-cell office:value-type="date" office:date-value="2008-06-01" calcext:value-type="date">
            <text:p>2008-06-01</text:p>
          </table:table-cell>
          <table:table-cell table:number-columns-repeated="1021"/>
        </table:table-row>
        <table:table-row table:style-name="ro1">
          <table:table-cell office:value-type="string" calcext:value-type="string">
            <text:p>080 (S08E10)</text:p>
          </table:table-cell>
          <table:table-cell office:value-type="string" calcext:value-type="string">
            <text:p>https://archive.org/details/LinuxActionShowArchive01</text:p>
          </table:table-cell>
          <table:table-cell office:value-type="date" office:date-value="2008-06-15" calcext:value-type="date">
            <text:p>2008-06-15</text:p>
          </table:table-cell>
          <table:table-cell table:number-columns-repeated="1021"/>
        </table:table-row>
        <table:table-row table:style-name="ro1">
          <table:table-cell office:value-type="string" calcext:value-type="string">
            <text:p>081 (S09E01)</text:p>
          </table:table-cell>
          <table:table-cell office:value-type="string" calcext:value-type="string">
            <text:p>https://archive.org/details/LinuxActionShowArchive01</text:p>
          </table:table-cell>
          <table:table-cell office:value-type="date" office:date-value="2008-08-03" calcext:value-type="date">
            <text:p>2008-08-03</text:p>
          </table:table-cell>
          <table:table-cell table:number-columns-repeated="1021"/>
        </table:table-row>
        <table:table-row table:style-name="ro1">
          <table:table-cell office:value-type="string" calcext:value-type="string">
            <text:p>082 (S09E02)</text:p>
          </table:table-cell>
          <table:table-cell office:value-type="string" calcext:value-type="string">
            <text:p>https://archive.org/details/LinuxActionShowArchive01</text:p>
          </table:table-cell>
          <table:table-cell office:value-type="date" office:date-value="2008-08-17" calcext:value-type="date">
            <text:p>2008-08-17</text:p>
          </table:table-cell>
          <table:table-cell table:number-columns-repeated="1021"/>
        </table:table-row>
        <table:table-row table:style-name="ro1">
          <table:table-cell office:value-type="string" calcext:value-type="string">
            <text:p>083 (S09E03)</text:p>
          </table:table-cell>
          <table:table-cell office:value-type="string" calcext:value-type="string">
            <text:p>https://archive.org/details/LinuxActionShowArchive01</text:p>
          </table:table-cell>
          <table:table-cell office:value-type="date" office:date-value="2008-08-31" calcext:value-type="date">
            <text:p>2008-08-31</text:p>
          </table:table-cell>
          <table:table-cell table:number-columns-repeated="1021"/>
        </table:table-row>
        <table:table-row table:style-name="ro1">
          <table:table-cell office:value-type="string" calcext:value-type="string">
            <text:p>084 (S09E04)</text:p>
          </table:table-cell>
          <table:table-cell office:value-type="string" calcext:value-type="string">
            <text:p>https://archive.org/details/LinuxActionShowArchive01</text:p>
          </table:table-cell>
          <table:table-cell office:value-type="date" office:date-value="2008-09-14" calcext:value-type="date">
            <text:p>2008-09-14</text:p>
          </table:table-cell>
          <table:table-cell table:number-columns-repeated="1021"/>
        </table:table-row>
        <table:table-row table:style-name="ro1">
          <table:table-cell office:value-type="string" calcext:value-type="string">
            <text:p>085 (S09E05)</text:p>
          </table:table-cell>
          <table:table-cell office:value-type="string" calcext:value-type="string">
            <text:p>https://archive.org/details/LinuxActionShowArchive01</text:p>
          </table:table-cell>
          <table:table-cell office:value-type="date" office:date-value="2008-09-28" calcext:value-type="date">
            <text:p>2008-09-28</text:p>
          </table:table-cell>
          <table:table-cell table:number-columns-repeated="1021"/>
        </table:table-row>
        <table:table-row table:style-name="ro1">
          <table:table-cell office:value-type="string" calcext:value-type="string">
            <text:p>086 (S09E06)</text:p>
          </table:table-cell>
          <table:table-cell office:value-type="string" calcext:value-type="string">
            <text:p>https://archive.org/details/LinuxActionShowArchive01</text:p>
          </table:table-cell>
          <table:table-cell office:value-type="date" office:date-value="2008-10-12" calcext:value-type="date">
            <text:p>2008-10-12</text:p>
          </table:table-cell>
          <table:table-cell table:number-columns-repeated="1021"/>
        </table:table-row>
        <table:table-row table:style-name="ro1">
          <table:table-cell office:value-type="string" calcext:value-type="string">
            <text:p>087 (S09E07)</text:p>
          </table:table-cell>
          <table:table-cell office:value-type="string" calcext:value-type="string">
            <text:p>https://archive.org/details/LinuxActionShowArchive01</text:p>
          </table:table-cell>
          <table:table-cell office:value-type="date" office:date-value="2008-10-26" calcext:value-type="date">
            <text:p>2008-10-26</text:p>
          </table:table-cell>
          <table:table-cell table:number-columns-repeated="1021"/>
        </table:table-row>
        <table:table-row table:style-name="ro1">
          <table:table-cell office:value-type="string" calcext:value-type="string">
            <text:p>088 (S09E08)</text:p>
          </table:table-cell>
          <table:table-cell office:value-type="string" calcext:value-type="string">
            <text:p>https://archive.org/details/LinuxActionShowArchive01</text:p>
          </table:table-cell>
          <table:table-cell office:value-type="date" office:date-value="2008-11-09" calcext:value-type="date">
            <text:p>2008-11-09</text:p>
          </table:table-cell>
          <table:table-cell table:number-columns-repeated="1021"/>
        </table:table-row>
        <table:table-row table:style-name="ro1">
          <table:table-cell office:value-type="string" calcext:value-type="string">
            <text:p>089 (S09E09)</text:p>
          </table:table-cell>
          <table:table-cell office:value-type="string" calcext:value-type="string">
            <text:p>https://archive.org/details/LinuxActionShowArchive01</text:p>
          </table:table-cell>
          <table:table-cell office:value-type="date" office:date-value="2008-11-23" calcext:value-type="date">
            <text:p>2008-11-23</text:p>
          </table:table-cell>
          <table:table-cell table:number-columns-repeated="1021"/>
        </table:table-row>
        <table:table-row table:style-name="ro1">
          <table:table-cell office:value-type="string" calcext:value-type="string">
            <text:p>090 (S09E10)</text:p>
          </table:table-cell>
          <table:table-cell office:value-type="string" calcext:value-type="string">
            <text:p>https://archive.org/details/LinuxActionShowArchive01</text:p>
          </table:table-cell>
          <table:table-cell office:value-type="date" office:date-value="2008-12-07" calcext:value-type="date">
            <text:p>2008-12-07</text:p>
          </table:table-cell>
          <table:table-cell table:number-columns-repeated="1021"/>
        </table:table-row>
        <table:table-row table:style-name="ro1" table:number-rows-repeated="104848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0" number:min-integer-digits="2"/>
    </number:number-style>
    <number:number-style style:name="N122">
      <number:number number:decimal-places="0" number:min-integer-digits="3"/>
    </number:number-style>
    <number:number-style style:name="N123">
      <number:number number:decimal-places="1" number:min-integer-digits="3"/>
    </number:number-style>
    <style:style style:name="Default" style:family="table-cell">
      <style:text-properties style:font-name-asian="Source Han Sans CN Normal" style:font-family-asian="'Source Han Sans CN Normal'"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3">00/00/0000</text:date>, <text:time style:data-style-name="N2" text:time-value="17:25:24.3349709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Taylor</meta:initial-creator>
    <meta:creation-date>2014-12-22T14:41:50.846293355</meta:creation-date>
    <dc:date>2014-12-23T17:33:02.984197417</dc:date>
    <dc:creator>Dave Taylor</dc:creator>
    <meta:editing-duration>PT1H37M5S</meta:editing-duration>
    <meta:editing-cycles>9</meta:editing-cycles>
    <meta:generator>LibreOffice/4.3.4.1$Linux_X86_64 LibreOffice_project/430$Build-1</meta:generator>
    <meta:document-statistic meta:table-count="1" meta:cell-count="384" meta:object-count="0"/>
  </office:meta>
</office:document-meta>
</file>